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easing God in the Wilderness</text:p>
      <text:p text:style-name="P2"/>
      <text:p text:style-name="P1"><text:span text:style-name="T1">Read:</text:span> Mark 1:9-13</text:p>
      <text:p text:style-name="P1"><text:s/></text:p>
      <text:p text:style-name="P1"><text:span text:style-name="T1">Text:</text:span> I Corinthians 10:5 "But with many of them God was not well <text:tab/> <text:s text:c="5"/><text:tab/><text:tab/>pleased: for they were overthrown in the wilderness."</text:p>
      <text:p text:style-name="P1"/>
      <text:p text:style-name="P1"><text:span text:style-name="T1">Introduction:</text:span> This story is about Jesus. <text:s/>It shows us Jesus submitting Himself to John’s baptism and apparently (in the process) pleasing His Father, for that is exactly what His Father said. “Thou art my beloved Son, in whom I am well pleased.”</text:p>
      <text:p text:style-name="P1"><text:s text:c="2"/>I don’t know about you but usually when my boss tells me that he is pleased with me; it should be followed by: a bonus, a raise, an award of some sort or (at least) a “thank you.”</text:p>
      <text:p text:style-name="P1"><text:s text:c="2"/>The scripture that we read in Mark tells us that God is really pleased with Jesus. <text:s/>This verse is immediately followed by one that says “God; then leads Him into the wilderness.”</text:p>
      <text:p text:style-name="P1"><text:s text:c="2"/>Our text talks about those who came out of Egypt with Moses and tells us that God’s displeasure led them to defeat in the wilderness. </text:p>
      <text:p text:style-name="P1"><text:s text:c="2"/>Do you see that if you’re in the wilderness you may be in the center of God’s will? <text:s/>God may be totally pleased with you while you are in the wilderness or God may be teaching you an important lesson by sending you into the wilderness. </text:p>
      <text:p text:style-name="P1"><text:s text:c="2"/>I want to talk about three things that can we learn in the wilderness?</text:p>
      <text:p text:style-name="P1"/>
      <text:p text:style-name="P1"><text:span text:style-name="T1">I. To Prioritize the Value of Important Things.</text:span> <text:s/>If your house was in the direction of a wild fire and you were given 30 minutes to pack the trunk of your car, with little hope of ever seeing your stuff again, what would you take? <text:s/>The wilderness is like that. <text:s/>You have little room for anything but the necessities of survival. <text:s/>Very little of what we have is important to the quality of our lives. </text:p>
      <text:p text:style-name="P1"><text:s text:c="2"/>Someone has said that real wealth is what we have left after all our pos-sessions are destroyed in a fire or washed away in a flood. </text:p>
      <text:p text:style-name="P1"><text:s text:c="2"/>One problem found in a church that is prosperous can be a confusion of priorities. <text:s/>A struggling church may spend all their resources to pay the utilities and partially support one missionary while a prosperous one may spend thousands, of dollars, on decorations for their fall festival while placing a low priority on missions. <text:s/>It is amazing me how little support missions and missionaries receive from some of the larger churches. <text:s/>When you watch some mega-churches on TV, have you ever seen them feature a foreign missionary that they support?</text:p>
      <text:p text:style-name="P1"/>
      <text:p text:style-name="P1"><text:span text:style-name="T1">II. To Be Less Picky With Our diet.</text:span> <text:s/>Do you know any picky eaters? They approach any new food with skepticism. <text:s/>They are afraid to try food (even food that they like) at someone’s house or a restaurant. </text:p>
      <text:p text:style-name="P1">These are not people that you enjoy inviting over. <text:s/>They eat everything with a pained expression on their faces. <text:s/>It is no fun for the hostess but neither is it any fun for them either. <text:s/>They are <text:span text:style-name="T2">so</text:span> afraid of anything pas-sing their palate that might taste funny that they miss out on a-lot of really delicious food during their life. <text:s/>Eventually most people know about these people and avoid asking them to events where food is served. <text:s/>This means that they have far less fun and fellowship than they could have had. <text:s/>The cure for picky people is hunger. <text:s/>When you are starving; you will eat almost anything. </text:p>
      <text:p text:style-name="P1"><text:s text:c="2"/>The church that is prosperous usually has the luxury of eliminating other brothers and sisters from their fellowship. <text:s/>The church that is going through a wilderness experience finds great value in the fellowship/ friendship of others even if they are a little different. (Hilda Cosey) (Church on the USS Independence).</text:p>
      <text:p text:style-name="P1"/>
      <text:p text:style-name="P1"><text:span text:style-name="T1">III. To Sleep Without Fear. </text:span><text:s/>Immediately after the end of WWII; relief agencies began to assist those who were rescued from the camps or were left homeless by Hitler’s terrorists. <text:s/>Many children in the orphanages were having trouble sleeping. <text:s/>They were examined by doctors who determined that they were physically OK. <text:s/>One worker recognized that they could not sleep because they were afraid that they would not have any food to eat the next day. <text:s/>They began sending them to bed; placing a piece of bread in their hand and telling them to save it for tomorrow. <text:s/>They were finally able to sleep through the night. </text:p>
      <text:p text:style-name="P1"><text:s text:c="2"/>David said: "I will both lay me down in peace, and sleep: for thou, LORD, only makest me dwell in safety." (Psalm 4:8) and "...he giveth his beloved sleep." (Psalm 127:2). </text:p>
      <text:p text:style-name="P1"><text:s text:c="2"/>The hope of the believer in Christ enables us to sleep comfortably be-cause we know that there will be a tomorrow. <text:s/>We are not distressed by fear of the future for we know who is in control of tomorrow. <text:s/>After being in the wilderness, night after night, and feeling the hardness of the rocky ground, we can sleep through anything.</text:p>
      <text:p text:style-name="P1"/>
      <text:p text:style-name="P1"><text:span text:style-name="T1">Conclude:</text:span> Pleasing God may place us smack dab in the middle of the wilderness but while we are there we can grow into what God wants us to be. <text:s/>Recap all three poin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leasing God</dc:title>
    <meta:initial-creator>Joel Tice</meta:initial-creator>
    <meta:creation-date>2007-10-20T20:16:00</meta:creation-date>
    <dc:creator>j </dc:creator>
    <dc:date>2021-11-26T19:06:55.88</dc:date>
    <meta:print-date>2007-10-21T05:06:00</meta:print-date>
    <meta:editing-cycles>9</meta:editing-cycles>
    <meta:editing-duration>PT8H32M29S</meta:editing-duration>
    <meta:generator>OpenOffice/4.1.3$Win32 OpenOffice.org_project/413m1$Build-9783</meta:generator>
    <meta:document-statistic meta:table-count="0" meta:image-count="0" meta:object-count="0" meta:page-count="1" meta:paragraph-count="20" meta:word-count="844" meta:character-count="4731"/>
  </office:meta>
</office:document-meta>
</file>